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1.8445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1.920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5272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6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office:forms form:automatic-focus="false" form:apply-design-mode="false"/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2" table:number-columns-repeated="6" table:default-cell-style-name="ce10"/>
        <table:table-column table:style-name="co11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2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2" table:number-columns-repeated="6" table:default-cell-style-name="ce10"/>
        <table:table-column table:style-name="co13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4" table:number-columns-repeated="6" table:default-cell-style-name="ce10"/>
        <table:table-column table:style-name="co15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office:forms form:automatic-focus="false" form:apply-design-mode="false"/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8:26:47.25613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69</meta:editing-cycles>
    <meta:creation-date>2020-02-18T16:03:04</meta:creation-date>
    <dc:date>2020-08-09T18:34:04.089045792</dc:date>
    <dc:language>en-US</dc:language>
    <meta:editing-duration>P1DT15H13M16S</meta:editing-duration>
    <meta:generator>LibreOffice/6.3.6.2$MacOSX_X86_64 LibreOffice_project/2196df99b074d8a661f4036fca8fa0cbfa33a497</meta:generator>
    <meta:document-statistic meta:table-count="32" meta:cell-count="151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